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485" officeooo:paragraph-rsid="00099485"/>
    </style:style>
    <style:style style:name="P2" style:family="paragraph" style:parent-style-name="Standard">
      <style:text-properties officeooo:rsid="00099485" officeooo:paragraph-rsid="000ad3a0"/>
    </style:style>
    <style:style style:name="T1" style:family="text">
      <style:text-properties officeooo:rsid="000ad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made same changes, then at the end of the program run, it aborted with “Lists left over”.</text:p>
      <text:p text:style-name="P1"/>
      <text:p text:style-name="P1">I made changes to structinfo-list-project-deallocated to print left over list addresses. <text:span text:style-name="T1">These changes will remain, so don’t worry about that.</text:span></text:p>
      <text:p text:style-name="P1"/>
      <text:p text:style-name="P1">I added a print statement in the list-new function to print the address of each new list.</text:p>
      <text:p text:style-name="P1"/>
      <text:p text:style-name="P1">Using the Linux script function, I <text:span text:style-name="T1">saved </text:span>the text of a session into a file.</text:p>
      <text:p text:style-name="P1"/>
      <text:p text:style-name="P2">At the bottom of the file, The last address printed turned out to be the StackInfo struct list, which is OK to be left over <text:span text:style-name="T1">at that point.</text:span></text:p>
      <text:p text:style-name="P2"/>
      <text:p text:style-name="P2"><text:s/>I chose a<text:span text:style-name="T1">nother</text:span> list address, and found the last occurrence of the address in the session output, <text:span text:style-name="T1">which is easy to do in the vi editor.</text:span></text:p>
      <text:p text:style-name="P1"/>
      <text:p text:style-name="P1">From other program output I surmised a few functions that may have been involved.</text:p>
      <text:p text:style-name="P1"/>
      <text:p text:style-name="P1">I added print lines the the starts and exits of those functions.</text:p>
      <text:p text:style-name="P1"/>
      <text:p text:style-name="P1">Running, and saving a new session, a few times, I narrowed the problem down to a line</text:p>
      <text:p text:style-name="P1">in session-calc-path-fc.</text:p>
      <text:p text:style-name="P1"/>
      <text:p text:style-name="P1">On the first, non-success exit, of the function, I had a drop command instead of a</text:p>
      <text:p text:style-name="P1">pathstep-list-delete command.</text:p>
      <text:p text:style-name="P1"/>
      <text:p text:style-name="P1">It took about a half-hour.</text:p>
      <text:p text:style-name="P1"/>
      <text:p text:style-name="P1">3/13/20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9:08:56.848895213</meta:creation-date>
    <dc:date>2026-03-13T19:22:26.208804589</dc:date>
    <meta:editing-duration>PT13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93" meta:character-count="1071" meta:non-whitespace-character-count="891"/>
  </office:meta>
</office:document-meta>
</file>